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</office:font-face-decls>
  <office:automatic-styles>
    <style:style style:name="表格1" style:family="table">
      <style:table-properties style:width="10.322cm" fo:margin-left="0cm" table:align="left"/>
    </style:style>
    <style:style style:name="表格1.A" style:family="table-column">
      <style:table-column-properties style:column-width="10.322cm"/>
    </style:style>
    <style:style style:name="表格1.A1" style:family="table-cell">
      <style:table-cell-properties fo:padding="0.141cm" fo:border="1pt solid #a3a3a3" style:writing-mode="lr-tb"/>
    </style:style>
    <style:style style:name="P1" style:family="paragraph" style:parent-style-name="Preformatted_20_Text">
      <style:paragraph-properties fo:margin-top="0cm" fo:margin-bottom="0.499cm" style:contextual-spacing="false" fo:break-before="page"/>
    </style:style>
    <style:style style:name="P2" style:family="paragraph" style:parent-style-name="Preformatted_20_Text">
      <style:paragraph-properties fo:margin-top="0cm" fo:margin-bottom="0.499cm" style:contextual-spacing="false" fo:break-before="page"/>
      <style:text-properties officeooo:rsid="000d412a" officeooo:paragraph-rsid="000d412a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Preformatted_20_Text">
      <style:paragraph-properties fo:margin-top="0cm" fo:margin-bottom="0.499cm" style:contextual-spacing="false"/>
      <style:text-properties style:text-underline-style="solid" style:text-underline-type="double" style:text-underline-width="auto" style:text-underline-color="font-color" style:text-underline-mode="continuous" style:text-overline-mode="continuous" style:text-line-through-mode="continuous"/>
    </style:style>
    <style:style style:name="P5" style:family="paragraph" style:parent-style-name="Preformatted_20_Text">
      <style:paragraph-properties fo:margin-top="0cm" fo:margin-bottom="0.499cm" style:contextual-spacing="false"/>
      <style:text-properties officeooo:rsid="000d412a" officeooo:paragraph-rsid="000d412a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rsid="000ef2bc" officeooo:paragraph-rsid="000ef2bc"/>
    </style:style>
    <style:style style:name="P7" style:family="paragraph" style:parent-style-name="Preformatted_20_Text">
      <style:paragraph-properties fo:margin-top="0cm" fo:margin-bottom="0.499cm" style:contextual-spacing="false"/>
      <style:text-properties officeooo:rsid="00105d83" officeooo:paragraph-rsid="00105d83"/>
    </style:style>
    <style:style style:name="P8" style:family="paragraph" style:parent-style-name="Preformatted_20_Text">
      <style:paragraph-properties fo:margin-top="0cm" fo:margin-bottom="0.499cm" style:contextual-spacing="false"/>
      <style:text-properties officeooo:rsid="0010cbc3" officeooo:paragraph-rsid="0010cbc3"/>
    </style:style>
    <style:style style:name="P9" style:family="paragraph" style:parent-style-name="Preformatted_20_Text">
      <style:paragraph-properties fo:margin-top="0cm" fo:margin-bottom="0.499cm" style:contextual-spacing="false"/>
      <style:text-properties officeooo:rsid="0012a50c" officeooo:paragraph-rsid="0012a50c"/>
    </style:style>
    <style:style style:name="P10" style:family="paragraph" style:parent-style-name="Preformatted_20_Text">
      <style:paragraph-properties fo:margin-top="0cm" fo:margin-bottom="0.499cm" style:contextual-spacing="false"/>
      <style:text-properties officeooo:rsid="001672b6" officeooo:paragraph-rsid="001672b6"/>
    </style:style>
    <style:style style:name="P11" style:family="paragraph" style:parent-style-name="Preformatted_20_Text">
      <style:paragraph-properties fo:margin-top="0cm" fo:margin-bottom="0.499cm" style:contextual-spacing="false"/>
      <style:text-properties officeooo:rsid="001672b6" officeooo:paragraph-rsid="001b34f9"/>
    </style:style>
    <style:style style:name="P12" style:family="paragraph" style:parent-style-name="Preformatted_20_Text">
      <style:paragraph-properties fo:margin-top="0cm" fo:margin-bottom="0.499cm" style:contextual-spacing="false"/>
      <style:text-properties fo:font-style="italic" fo:font-weight="bold" officeooo:rsid="001672b6" officeooo:paragraph-rsid="001b34f9"/>
    </style:style>
    <style:style style:name="P13" style:family="paragraph" style:parent-style-name="Preformatted_20_Text">
      <style:paragraph-properties fo:margin-top="0cm" fo:margin-bottom="0.499cm" style:contextual-spacing="false"/>
      <style:text-properties fo:font-style="italic" fo:font-weight="bold" officeooo:rsid="001c5d06" officeooo:paragraph-rsid="001c5d06"/>
    </style:style>
    <style:style style:name="P14" style:family="paragraph" style:parent-style-name="Preformatted_20_Text">
      <style:paragraph-properties fo:margin-top="0cm" fo:margin-bottom="0.499cm" style:contextual-spacing="false"/>
      <style:text-properties fo:font-style="italic" fo:font-weight="bold" officeooo:rsid="002240ca" officeooo:paragraph-rsid="002240ca" fo:background-color="#ffff00"/>
    </style:style>
    <style:style style:name="P15" style:family="paragraph" style:parent-style-name="Preformatted_20_Text">
      <style:paragraph-properties fo:margin-top="0cm" fo:margin-bottom="0.499cm" style:contextual-spacing="false"/>
      <style:text-properties officeooo:rsid="001c5d06" officeooo:paragraph-rsid="001c5d06"/>
    </style:style>
    <style:style style:name="P16" style:family="paragraph" style:parent-style-name="Preformatted_20_Text">
      <style:paragraph-properties fo:margin-top="0cm" fo:margin-bottom="0.499cm" style:contextual-spacing="false"/>
      <style:text-properties officeooo:paragraph-rsid="001c5d06"/>
    </style:style>
    <style:style style:name="P17" style:family="paragraph" style:parent-style-name="Preformatted_20_Text">
      <style:paragraph-properties fo:margin-top="0cm" fo:margin-bottom="0.499cm" style:contextual-spacing="false"/>
      <style:text-properties officeooo:rsid="001c5d06" officeooo:paragraph-rsid="001c5d06" fo:background-color="#ffff00"/>
    </style:style>
    <style:style style:name="P18" style:family="paragraph" style:parent-style-name="Preformatted_20_Text">
      <style:paragraph-properties fo:margin-top="0cm" fo:margin-bottom="0.499cm" style:contextual-spacing="false"/>
      <style:text-properties officeooo:rsid="0029afb7" officeooo:paragraph-rsid="0029afb7" fo:background-color="#ffff00"/>
    </style:style>
    <style:style style:name="P19" style:family="paragraph" style:parent-style-name="Preformatted_20_Text">
      <style:paragraph-properties fo:margin-top="0cm" fo:margin-bottom="0.499cm" style:contextual-spacing="false"/>
      <style:text-properties officeooo:rsid="00484715" officeooo:paragraph-rsid="00484715" fo:background-color="#ffff00"/>
    </style:style>
    <style:style style:name="P20" style:family="paragraph" style:parent-style-name="Preformatted_20_Text">
      <style:paragraph-properties fo:margin-top="0cm" fo:margin-bottom="0.499cm" style:contextual-spacing="false"/>
      <style:text-properties officeooo:rsid="002356f7" officeooo:paragraph-rsid="002356f7"/>
    </style:style>
    <style:style style:name="P21" style:family="paragraph" style:parent-style-name="Preformatted_20_Text">
      <style:paragraph-properties fo:margin-top="0cm" fo:margin-bottom="0.499cm" style:contextual-spacing="false"/>
      <style:text-properties officeooo:rsid="002356f7" officeooo:paragraph-rsid="00260abe"/>
    </style:style>
    <style:style style:name="P22" style:family="paragraph" style:parent-style-name="Preformatted_20_Text">
      <style:paragraph-properties fo:margin-top="0cm" fo:margin-bottom="0.499cm" style:contextual-spacing="false"/>
      <style:text-properties officeooo:paragraph-rsid="002356f7"/>
    </style:style>
    <style:style style:name="P23" style:family="paragraph" style:parent-style-name="Preformatted_20_Text">
      <style:paragraph-properties fo:margin-top="0cm" fo:margin-bottom="0.499cm" style:contextual-spacing="false"/>
      <style:text-properties officeooo:paragraph-rsid="00260abe"/>
    </style:style>
    <style:style style:name="P24" style:family="paragraph" style:parent-style-name="Text_20_body">
      <style:paragraph-properties fo:margin-top="0cm" fo:margin-bottom="0.499cm" style:contextual-spacing="false"/>
      <style:text-properties style:font-name="Liberation Mono" fo:font-size="10pt" style:font-name-asian="Droid Sans Fallback" style:font-size-asian="10pt" style:font-name-complex="Liberation Mono" style:font-size-complex="10pt"/>
    </style:style>
    <style:style style:name="P25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29afb7" officeooo:paragraph-rsid="0029afb7" fo:background-color="transparent"/>
    </style:style>
    <style:style style:name="P26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2adccc" officeooo:paragraph-rsid="002adccc" fo:background-color="transparent"/>
    </style:style>
    <style:style style:name="P27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2b760e" officeooo:paragraph-rsid="002b760e" fo:background-color="transparent"/>
    </style:style>
    <style:style style:name="P28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2ec9eb" officeooo:paragraph-rsid="002ec9eb" fo:background-color="transparent"/>
    </style:style>
    <style:style style:name="P29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2fc015" officeooo:paragraph-rsid="002fc015" fo:background-color="transparent"/>
    </style:style>
    <style:style style:name="P30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34bfef" officeooo:paragraph-rsid="0034bfef" fo:background-color="transparent"/>
    </style:style>
    <style:style style:name="P31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387c7a" officeooo:paragraph-rsid="00387c7a" fo:background-color="transparent"/>
    </style:style>
    <style:style style:name="P32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39ad45" officeooo:paragraph-rsid="0039ad45" fo:background-color="transparent"/>
    </style:style>
    <style:style style:name="P33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3bf496" officeooo:paragraph-rsid="003bf496" fo:background-color="transparent"/>
    </style:style>
    <style:style style:name="P34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3bf496" officeooo:paragraph-rsid="003f61e9" fo:background-color="transparent"/>
    </style:style>
    <style:style style:name="P35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3f61e9" officeooo:paragraph-rsid="003f61e9" fo:background-color="transparent"/>
    </style:style>
    <style:style style:name="P36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422e77" officeooo:paragraph-rsid="00422e77" fo:background-color="transparent"/>
    </style:style>
    <style:style style:name="P37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42f06f" officeooo:paragraph-rsid="0042f06f" fo:background-color="transparent"/>
    </style:style>
    <style:style style:name="P38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44aa64" officeooo:paragraph-rsid="0044aa64" fo:background-color="transparent"/>
    </style:style>
    <style:style style:name="P39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34bfef" officeooo:paragraph-rsid="0034bfef" fo:background-color="#ffff66"/>
    </style:style>
    <style:style style:name="P40" style:family="paragraph" style:parent-style-name="Text_20_body">
      <style:paragraph-properties fo:orphans="2" fo:widows="2" fo:hyphenation-ladder-count="no-limit" style:vertical-align="auto"/>
      <style:text-properties style:font-name="Calibri" officeooo:paragraph-rsid="001b34f9" style:letter-kerning="false" style:font-name-complex="Calibri" style:language-complex="ar" style:country-complex="SA" fo:hyphenate="true"/>
    </style:style>
    <style:style style:name="P41" style:family="paragraph" style:parent-style-name="Text_20_body">
      <style:paragraph-properties fo:hyphenation-ladder-count="no-limit" fo:break-before="page"/>
      <style:text-properties officeooo:paragraph-rsid="001b34f9" fo:hyphenate="true"/>
    </style:style>
    <style:style style:name="P42" style:family="paragraph" style:parent-style-name="Heading_20_1">
      <style:paragraph-properties fo:margin-top="0cm" fo:margin-bottom="0.499cm" style:contextual-spacing="false"/>
    </style:style>
    <style:style style:name="P43" style:family="paragraph" style:parent-style-name="Preformatted_20_Text" style:master-page-name="MP0">
      <style:paragraph-properties fo:margin-top="0cm" fo:margin-bottom="0.499cm" style:contextual-spacing="false" style:page-number="auto" fo:break-before="page"/>
    </style:style>
    <style:style style:name="P44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42f06f" officeooo:paragraph-rsid="0042f06f" fo:background-color="transparent"/>
    </style:style>
    <style:style style:name="P45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492aad" officeooo:paragraph-rsid="00499d23" fo:background-color="transparent"/>
    </style:style>
    <style:style style:name="P46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officeooo:rsid="00499d23" officeooo:paragraph-rsid="00499d23" fo:background-color="transparent"/>
    </style:style>
    <style:style style:name="T1" style:family="text">
      <style:text-properties style:font-name="Liberation Mono" fo:font-size="10pt" fo:font-weight="normal" style:font-name-asian="Droid Sans Fallback" style:font-size-asian="10pt" style:font-weight-asian="normal" style:font-name-complex="Liberation Mono" style:font-size-complex="10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-asian="新細明體"/>
    </style:style>
    <style:style style:name="T4" style:family="text">
      <style:text-properties officeooo:rsid="0010cbc3"/>
    </style:style>
    <style:style style:name="T5" style:family="text">
      <style:text-properties officeooo:rsid="000d412a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officeooo:rsid="00149378"/>
    </style:style>
    <style:style style:name="T8" style:family="text">
      <style:text-properties officeooo:rsid="001b34f9"/>
    </style:style>
    <style:style style:name="T9" style:family="text">
      <style:text-properties fo:font-style="italic"/>
    </style:style>
    <style:style style:name="T10" style:family="text">
      <style:text-properties fo:font-style="italic" fo:font-weight="bold"/>
    </style:style>
    <style:style style:name="T11" style:family="text">
      <style:text-properties fo:color="#00008b" fo:font-weight="bold" officeooo:rsid="001c5d06"/>
    </style:style>
    <style:style style:name="T12" style:family="text">
      <style:text-properties officeooo:rsid="002187de"/>
    </style:style>
    <style:style style:name="T13" style:family="text">
      <style:text-properties officeooo:rsid="002356f7"/>
    </style:style>
    <style:style style:name="T14" style:family="text">
      <style:text-properties officeooo:rsid="00253e31"/>
    </style:style>
    <style:style style:name="T15" style:family="text">
      <style:text-properties officeooo:rsid="0025b268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02adccc"/>
    </style:style>
    <style:style style:name="T18" style:family="text">
      <style:text-properties officeooo:rsid="002b760e"/>
    </style:style>
    <style:style style:name="T19" style:family="text">
      <style:text-properties officeooo:rsid="003335c0"/>
    </style:style>
    <style:style style:name="T20" style:family="text">
      <style:text-properties officeooo:rsid="00387c7a"/>
    </style:style>
    <style:style style:name="T21" style:family="text">
      <style:text-properties officeooo:rsid="0039ad45"/>
    </style:style>
    <style:style style:name="T22" style:family="text">
      <style:text-properties officeooo:rsid="003d9efa"/>
    </style:style>
    <style:style style:name="T23" style:family="text">
      <style:text-properties officeooo:rsid="00499d23"/>
    </style:style>
    <style:style style:name="T24" style:family="text">
      <style:text-properties officeooo:rsid="004a16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Q1. kernel module(init&amp;exit)</text:p>
      <text:p text:style-name="P4"/>
      <text:p text:style-name="P3">Q2. platform device:linux2.6引入的driver管理和註冊機制，掛在虛擬的bus上。</text:p>
      <text:p text:style-name="P3">driver device 先有哪個？</text:p>
      <text:p text:style-name="P3">Coldplug:device先登記，再由bus尋找driver</text:p>
      <text:p text:style-name="P3">Hotplug:driver先提供資訊，再由有意願的device配對。</text:p>
      <text:p text:style-name="P3">現今皆為一個kobject節點，沒有先後順序platform bus先，接著看誰先就靠.match去配對。</text:p>
      <text:p text:style-name="P3">Q3. 怎麼把driver掛進device：driver寫成module後載入kernel，或直接嵌入在kernel裏面(開機就load進來)</text:p>
      <text:h text:style-name="P42" text:outline-level="1"><text:span text:style-name="預設段落字型"><text:span text:style-name="T1"><text:s/>參考網站：</text:span></text:span><text:span text:style-name="預設段落字型"><text:span text:style-name="T2">Linux Cross Reference</text:span></text:span></text:h>
      <text:p text:style-name="P24">Q4. platform_device&amp;driver :練習ex1.ex2.ex3</text:p>
      <text:p text:style-name="P3">Q5. 合併2's(.c) to 1's(module) : 2's .c先產生一份-objs(不可同名) := ，產生的obj-m一份</text:p>
      <text:p text:style-name="P3">(e.g.</text:p>
      <text:p text:style-name="P3">pdrv-objs := platform_driver.o platform_driver2.o</text:p>
      <text:p text:style-name="P3">obj-m := pdrv.o</text:p>
      <text:p text:style-name="P3">)</text:p>
      <text:p text:style-name="P3">多份檔案用簡易module_platform_driver(pdrv)來initial的話會產生重複定義module init，必須使用別的函數才可(platform_driver_register)。</text:p>
      <text:p text:style-name="P3">Q6. 不同名稱的device&amp;driver是否可以連在一起</text:p>
      <text:p text:style-name="P3">可以，靠platform_driver.id_table.</text:p>
      <text:p text:style-name="P3">Q7.kernel header大部份都在：/usr/src/linux-headers-4.2.0-27/include/linux/ 裏面</text:p>
      <text:p text:style-name="P3">uname -r : 4.2.0-27-generic</text:p>
      <text:p text:style-name="P3">Q8. platform_device &amp; platform_driver相同名稱但沒有掛到？</text:p>
      <text:p text:style-name="P3">先去檢查/sys/bus/platform/devices/”module”/driver資料夾是否存在且有連結(ls -al)到....platform/driver/</text:p>
      <text:p text:style-name="P3">或/sys/bus/platform/drivers/”module”/是否有掛載的device跟連結到.../platform/”device”</text:p>
      <text:p text:style-name="P3">再來才是check debug message是哪裡錯誤。</text:p>
      <text:p text:style-name="P1">* 要說明是哪樣(interrupt context/process context，&amp;為什麼要這樣做)</text:p>
      <text:p text:style-name="P3">interrupt context(中斷執行環境)、process context(一般執行環境)</text:p>
      <text:p text:style-name="P3">：<text:span text:style-name="預設段落字型"><text:span text:style-name="T3">get in process/ started by an interrupt</text:span></text:span></text:p>
      <text:p text:style-name="P3">在kernel底下會有cross reference 含有'source nevigation' (e.g. <text:a xlink:type="simple" xlink:href="http://lxr.free-electrons.com/source/" office:target-frame-name="_top" xlink:show="replace">Linux</text:a>/<text:a xlink:type="simple" xlink:href="http://lxr.free-electrons.com/source/Documentation/" office:target-frame-name="_top" xlink:show="replace">Documentation</text:a>/<text:a xlink:type="simple" xlink:href="http://lxr.free-electrons.com/source/Documentation/timers/" office:target-frame-name="_top" xlink:show="replace">timers</text:a>/</text:p>
      <text:p text:style-name="P3">可查timer的使用方法)</text:p>
      <text:p text:style-name="P3">Q9. timer(interrupt context)/hrtimer*<text:tab/>不準/準，不準的原因(ms/ns等級)</text:p>
      <text:p text:style-name="P3">(因為在time_wheel在搬移計時器時，需要O(N)的時間，所以影響精確度)</text:p>
      <text:p text:style-name="P3">Tick呼叫TIMER_SOFTIRQ,執行__run_timers,判斷需不需要cascade</text:p>
      <text:p text:style-name="P3">coding style</text:p>
      <text:p text:style-name="P3">kthread*(process context)</text:p>
      <text:p text:style-name="P3">schedule work*(process context)</text:p>
      <text:p text:style-name="P3">spin lock/mutex/semaphore</text:p>
      <text:p text:style-name="P3">user space/kernel space communication(data exchange) (不只一種，至少4-5種)</text:p>
      <text:p text:style-name="P3">IRQ(需要版子)</text:p>
      <text:p text:style-name="P3">memory allocation</text:p>
      <text:p text:style-name="P3">tasklet*(interrupt context) </text:p>
      <text:p text:style-name="P3">sleep/delay</text:p>
      <text:p text:style-name="P3">linux check page</text:p>
      <text:p text:style-name="P3">system suspend resume message</text:p>
      <text:p text:style-name="P3">pm runtime</text:p>
      <text:p text:style-name="P3">wait event</text:p>
      <text:p text:style-name="P3"/>
      <text:p text:style-name="P3">http://blog.csdn.net/qb_2008/article/details/6835783</text:p>
      <text:p text:style-name="P3"><text:a xlink:type="simple" xlink:href="http://nano-chicken.blogspot.tw/2010/12/linux-modules73-work-queue.html">http://nano-chicken.blogspot.tw/2010/12/linux-modules73-work-queue.html</text:a></text:p>
      <text:p text:style-name="P5"/>
      <text:p text:style-name="P2">kthread 配 mutex.semaphore.spinlock 初始使用</text:p>
      <text:p text:style-name="P6"/>
      <text:p text:style-name="P7"><text:span text:style-name="T4">mutex &gt; </text:span>might_<text:span text:style-name="T4">sleep</text:span> &gt; <text:span text:style-name="T4">might_sched &gt; __schedule</text:span></text:p>
      <text:p text:style-name="P8">semaphore &gt; <text:span text:style-name="T5">sleep &gt; schedule_out </text:span>&gt; <text:span text:style-name="T5">context switch&amp;timer</text:span></text:p>
      <text:p text:style-name="P9">spinlock &gt; <text:span text:style-name="T6">__raw_spin_lock &gt; <text:s/>__spin_lock_debug(loop)</text:span></text:p>
      <text:p text:style-name="P5">可被preempt,interrupt</text:p>
      <text:p text:style-name="P5">mutex,semaphore key數量跟是否要自己的process才可釋放(<text:span text:style-name="T7">priority inversion,</text:span>key數目的差異？)</text:p>
      <text:p text:style-name="P5">參數(INTERRUPTABLE)指的是可否靠鍵盤輸入參數使他結束執行</text:p>
      <text:p text:style-name="P19">rm arm-eabi-4.6 -fr / 7z x -so linux.tar.7z <text:s/>| tar xvf -</text:p>
      <text:p text:style-name="P5">不可被preempt,interrupt(busy waiting)</text:p>
      <text:p text:style-name="P5">spinlock 用於interrupt context,</text:p>
      <text:p text:style-name="P5"/>
      <text:p text:style-name="P10">user space &amp; kernel space communication</text:p>
      <text:p text:style-name="P10">全雙工/半雙工：是否可同時傳送訊號，或是會等待(網路線是全雙工，因為要即時)</text:p>
      <text:p text:style-name="P10">UR的流程。</text:p>
      <text:p text:style-name="P10">單工：只能我傳給你或你傳給我。</text:p>
      <text:p text:style-name="P10"/>
      <text:p text:style-name="P10">Usb miro-B : d+/d- 是差分訊號，同時傳兩組訊號給你，讓你合併就知道傳送什麼訊號，但是同一時間只能我傳或你傳。</text:p>
      <text:p text:style-name="P10">USB type-C : 有RX+.RX-.TX+.TX- 可同時接收跟傳送。(有8條但是是為了正插反插)</text:p>
      <text:p text:style-name="P10"/>
      <text:p text:style-name="P41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40">coding style</text:p>
          </table:table-cell>
        </table:table-row>
        <table:table-row>
          <table:table-cell table:style-name="表格1.A1" office:value-type="string">
            <text:p text:style-name="P40"><text:span text:style-name="T8">@</text:span>platform device&amp;driver </text:p>
          </table:table-cell>
        </table:table-row>
        <table:table-row>
          <table:table-cell table:style-name="表格1.A1" office:value-type="string">
            <text:p text:style-name="P40"><text:span text:style-name="T8">@</text:span>timer/hrtimer</text:p>
          </table:table-cell>
        </table:table-row>
        <table:table-row>
          <table:table-cell table:style-name="表格1.A1" office:value-type="string">
            <text:p text:style-name="P40"><text:span text:style-name="T8">@</text:span>kthread</text:p>
          </table:table-cell>
        </table:table-row>
        <table:table-row>
          <table:table-cell table:style-name="表格1.A1" office:value-type="string">
            <text:p text:style-name="P40"><text:span text:style-name="T14">@</text:span>schedule work</text:p>
          </table:table-cell>
        </table:table-row>
        <table:table-row>
          <table:table-cell table:style-name="表格1.A1" office:value-type="string">
            <text:p text:style-name="P40"><text:span text:style-name="T8">@</text:span>spin lock/mutex/semaphone</text:p>
          </table:table-cell>
        </table:table-row>
        <table:table-row>
          <table:table-cell table:style-name="表格1.A1" office:value-type="string">
            <text:p text:style-name="P40"><text:span text:style-name="T13">@</text:span>wait queue</text:p>
          </table:table-cell>
        </table:table-row>
        <table:table-row>
          <table:table-cell table:style-name="表格1.A1" office:value-type="string">
            <text:p text:style-name="P40">-wake lock</text:p>
          </table:table-cell>
        </table:table-row>
        <table:table-row>
          <table:table-cell table:style-name="表格1.A1" office:value-type="string">
            <text:p text:style-name="P40">user space/kernel space communication(data exchange)</text:p>
          </table:table-cell>
        </table:table-row>
        <table:table-row>
          <table:table-cell table:style-name="表格1.A1" office:value-type="string">
            <text:p text:style-name="P40">memory allocation </text:p>
          </table:table-cell>
        </table:table-row>
        <table:table-row>
          <table:table-cell table:style-name="表格1.A1" office:value-type="string">
            <text:p text:style-name="P40"><text:span text:style-name="T8">@</text:span>tasklet</text:p>
          </table:table-cell>
        </table:table-row>
        <table:table-row>
          <table:table-cell table:style-name="表格1.A1" office:value-type="string">
            <text:p text:style-name="P40"><text:span text:style-name="T13">@</text:span>interrupt context&amp;process context</text:p>
          </table:table-cell>
        </table:table-row>
        <table:table-row>
          <table:table-cell table:style-name="表格1.A1" office:value-type="string">
            <text:p text:style-name="P40"><text:span text:style-name="T8">@</text:span>sleep/delay</text:p>
          </table:table-cell>
        </table:table-row>
        <table:table-row>
          <table:table-cell table:style-name="表格1.A1" office:value-type="string">
            <text:p text:style-name="P40">linux check page</text:p>
          </table:table-cell>
        </table:table-row>
        <table:table-row>
          <table:table-cell table:style-name="表格1.A1" office:value-type="string">
            <text:p text:style-name="P40">system suspend resume message</text:p>
          </table:table-cell>
        </table:table-row>
        <table:table-row>
          <table:table-cell table:style-name="表格1.A1" office:value-type="string">
            <text:p text:style-name="P40">Runtime <text:span text:style-name="T19">pm(RPM)</text:span></text:p>
          </table:table-cell>
        </table:table-row>
        <table:table-row>
          <table:table-cell table:style-name="表格1.A1" office:value-type="string">
            <text:p text:style-name="P40"><text:span text:style-name="T13">@</text:span>wait event</text:p>
          </table:table-cell>
        </table:table-row>
        <table:table-row>
          <table:table-cell table:style-name="表格1.A1" office:value-type="string">
            <text:p text:style-name="P40">IRQ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2"><text:soft-page-break/>wait_for_completion: - waits for completion of a task</text:p>
      <text:p text:style-name="Preformatted_20_Text"><text:a xlink:type="simple" xlink:href="http://lxr.free-electrons.com/source/kernel/sched/completion.c#L112" office:name="L112">112</text:a> <text:s/><text:span text:style-name="T10">* @x: <text:s/>holds the state of this particular completion</text:span></text:p>
      <text:p text:style-name="Preformatted_20_Text"><text:a xlink:type="simple" xlink:href="http://lxr.free-electrons.com/source/kernel/sched/completion.c#L113" office:name="L113">113</text:a> <text:s/><text:span text:style-name="T10">*</text:span></text:p>
      <text:p text:style-name="Preformatted_20_Text"><text:a xlink:type="simple" xlink:href="http://lxr.free-electrons.com/source/kernel/sched/completion.c#L114" office:name="L114">114</text:a> <text:s/><text:span text:style-name="T10">* This waits to be signaled for completion of a specific task. It is NOT</text:span></text:p>
      <text:p text:style-name="P3"><text:a xlink:type="simple" xlink:href="http://lxr.free-electrons.com/source/kernel/sched/completion.c#L115" office:name="L115">115</text:a> <text:s/><text:span text:style-name="T10">* interruptible and there is no timeout.</text:span></text:p>
      <text:p text:style-name="P17">Q1. not interrupt<text:span text:style-name="T12">i</text:span>ble是指什麼，但是接受task_interrupt<text:span text:style-name="T12">i</text:span>ble</text:p>
      <text:p text:style-name="P16"><text:span text:style-name="T11">TASK_UNINTERRUPTIBLE : </text:span>並不是CPU不響應外部硬件的中斷，而是指進程不響應異步信號.</text:p>
      <text:p text:style-name="P15"/>
      <text:p text:style-name="P13">wake_up() has to be called after changing any variable that could</text:p>
      <text:p text:style-name="P3"><text:s text:c="2"/><text:span text:style-name="T10">* change the result of the wait condition.</text:span></text:p>
      <text:p text:style-name="P14">Q2. wake_up會自動call?</text:p>
      <text:p text:style-name="P15"/>
      <text:p text:style-name="P20"><text:span text:style-name="T16">Q3.</text:span> __raw_spin_lock &gt; preempt_disable() &gt; barrier() &gt; </text:p>
      <text:p text:style-name="P22">asm volatile(<text:span text:style-name="T9">""</text:span> : : : <text:span text:style-name="T9">"memory"</text:span>);</text:p>
      <text:p text:style-name="P20">這樣表示有禁止被插隊了嘛<text:span text:style-name="T15">？</text:span></text:p>
      <text:p text:style-name="P23"/>
      <text:p text:style-name="P23"><text:span text:style-name="Source_20_Text"><text:span text:style-name="T13">_sched : </text:span></text:span><text:span text:style-name="Source_20_Text">__attribute__((__section__(".sched.text")))</text:span></text:p>
      <text:p text:style-name="P21"><text:span text:style-name="Source_20_Text">.sched.text</text:span>段的代码是会被wchan忽略的，schedule这个函数是不会出现在wchan的结果中的</text:p>
      <text:p text:style-name="P21"/>
      <text:p text:style-name="P18">Q4. wakelock 學習</text:p>
      <text:p text:style-name="P25">了解基礎的wakelock </text:p>
      <text:p text:style-name="P25">操作1. 建立wakelock : struct wakelock my_wlock; //好像也可不用</text:p>
      <text:p text:style-name="P25">操作2. pm_wake_lock(“my_wlock”); or <text:span text:style-name="T17">pm_wake_lock(“my_wlock_timerout 1000”); 可自動建立wakelock(先搜尋如有則回傳指針), 回傳為int成功或失敗</text:span></text:p>
      <text:p text:style-name="P26">操作3. pm_wake_unlock(“my_wlock”); 可解除wakelock，並自動紀錄到<text:span text:style-name="T18">head比較最新且更新gc_count;</text:span></text:p>
      <text:p text:style-name="P26">wakelocks_gc ： 垃圾回收。過久或太多waitlock時自動釋放最舊的(因為waitlock解除會繼續留在<text:span text:style-name="T18">list中，減少重新建立的浪費。</text:span></text:p>
      <text:p text:style-name="P26">但遇到無<text:span text:style-name="T18">header可能無法直接使用者建立module使用，.c檔在/linux/kernel/power/wakelock.c</text:span></text:p>
      <text:p text:style-name="P27">於是找到切換到root(sudo su)建立wakelock</text:p>
      <text:p text:style-name="P27">sudo echo my_wlock &gt; /sys/power/wake_lock 建立wakelock</text:p>
      <text:p text:style-name="P27"><text:soft-page-break/>sudo echo my_wlock &gt; /sys/power/wake_unlock 移除wakelock</text:p>
      <text:p text:style-name="P28">(如在wake_lock存在則優先抵消，不然會存於wake_unlock裡)</text:p>
      <text:p text:style-name="P29"><text:a xlink:type="simple" xlink:href="http://www.wowotech.net/pm_subsystem/wakelocks.html">http://www.wowotech.net/pm_subsystem/wakelocks.html</text:a></text:p>
      <text:p text:style-name="P29"/>
      <text:p text:style-name="P39">Q5. <text:span text:style-name="T20">runtime pm(RPM)</text:span></text:p>
      <text:p text:style-name="P38">#include &lt;linux/pm_runtime.h&gt;</text:p>
      <text:p text:style-name="P31">提供一個電源管理機制，主要理念為所有<text:span text:style-name="T21">device自我管理電源的使用狀況，需要則resume，不需要則idle(判斷是否具suspend條件，且找時機)引導至suspend。</text:span></text:p>
      <text:p text:style-name="P33">suspend不是要求device進入low-power而是不要在處理資料和與cpu.ram溝通</text:p>
      <text:p text:style-name="P33">================</text:p>
      <text:p text:style-name="P32">Runtime PM core</text:p>
      <text:p text:style-name="P32">driver</text:p>
      <text:p text:style-name="P32">device</text:p>
      <text:p text:style-name="P33">===============</text:p>
      <text:p text:style-name="P33">情境：當使用到device，driver使用get<text:span text:style-name="T22">(put)</text:span>告知RPM count+1<text:span text:style-name="T22">(count-1)</text:span>，RM看該device值為多少執行相對應的狀態<text:span text:style-name="T22">runtime_suspend.resume.idle</text:span>，接著回傳狀態給driver。</text:p>
      <text:p text:style-name="P35">pm_runtime_enable : 打開pm_enable開關(初始化為disable:disable_depth = 1)</text:p>
      <text:p text:style-name="P34">相關功能</text:p>
      <text:p text:style-name="P35">pm_runtime_(3 type) : 主動呼叫回傳函數(嘗試成立才會執行對應runtime)</text:p>
      <text:p text:style-name="P36">sync : get(put)後同步處理callback function</text:p>
      <text:p text:style-name="P36">autosuspend : 利用timer決定expire time的suspend</text:p>
      <text:p text:style-name="P36">request : 主動異步執行 callback function</text:p>
      <text:p text:style-name="P37"><text:a xlink:type="simple" xlink:href="http://www.wowotech.net/pm_subsystem/rpm_overview.html">http://www.wowotech.net/pm_subsystem/rpm_overview.html</text:a></text:p>
      <text:p text:style-name="P37"/>
      <text:p text:style-name="P45">在kthread跑 20個thread每個加1000次，每次相加塞入mdelay(3) <text:span text:style-name="T23">&amp; msleep(3)</text:span></text:p>
      <text:p text:style-name="P45"><text:span text:style-name="T23">spinlock </text:span>16/8 secs</text:p>
      <text:p text:style-name="P46">mutex 15/8 secs (如果改塞mdelay(1)/msleep(1) 會變成 5/8 secs)</text:p>
      <text:p text:style-name="P46">semaphore <text:span text:style-name="T24">15/8 secs</text:span></text:p>
      <text:p text:style-name="P32"/>
      <text:p text:style-name="P32"><text:soft-page-break/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" svg:font-family="'Droid Sans Fallback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Droid Sans Fallback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Droid Sans Fallback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wiss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AR PL UMing TW" style:font-family-asian="'AR PL UMing TW'" style:font-family-generic-asian="system" style:font-pitch-asian="variable" style:font-size-asian="24pt" style:font-weight-asian="bold" style:font-size-complex="24pt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標號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swiss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預設段落字型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超連結" style:family="text" style:parent-style-name="預設段落字型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10-18T03:42:00Z</meta:creation-date>
    <dc:date>2016-11-14T23:07:22.657490089</dc:date>
    <meta:editing-cycles>63</meta:editing-cycles>
    <meta:editing-duration>PT15H39M52S</meta:editing-duration>
    <meta:document-statistic meta:table-count="1" meta:image-count="0" meta:object-count="0" meta:page-count="7" meta:paragraph-count="128" meta:word-count="1391" meta:character-count="4838" meta:non-whitespace-character-count="4539"/>
    <meta:template xlink:type="simple" xlink:actuate="onRequest" xlink:title="" xlink:href="Normal"/>
  </office:meta>
</office:document-meta>
</file>